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OpenSymbol" svg:font-family="OpenSymbol"/>
    <style:font-face style:name="Monospace1" svg:font-family="Monospace" style:font-family-generic="roman"/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979in"/>
    </style:style>
    <style:style style:name="Table1.B" style:family="table-column">
      <style:table-column-properties style:column-width="4.8958in"/>
    </style:style>
    <style:style style:name="Table1.C" style:family="table-column">
      <style:table-column-properties style:column-width="0.333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3d98" officeooo:paragraph-rsid="00053d98"/>
    </style:style>
    <style:style style:name="P2" style:family="paragraph" style:parent-style-name="Table_20_Contents">
      <style:text-properties officeooo:rsid="0005abc2" officeooo:paragraph-rsid="0005abc2"/>
    </style:style>
    <style:style style:name="P3" style:family="paragraph" style:parent-style-name="Table_20_Contents">
      <style:text-properties officeooo:paragraph-rsid="00101d2f"/>
    </style:style>
    <style:style style:name="P4" style:family="paragraph" style:parent-style-name="Table_20_Contents">
      <style:text-properties officeooo:paragraph-rsid="001155cd"/>
    </style:style>
    <style:style style:name="P5" style:family="paragraph" style:parent-style-name="Table_20_Contents">
      <style:text-properties officeooo:paragraph-rsid="00145245"/>
    </style:style>
    <style:style style:name="P6" style:family="paragraph" style:parent-style-name="Table_20_Contents">
      <style:text-properties officeooo:paragraph-rsid="0015348f"/>
    </style:style>
    <style:style style:name="P7" style:family="paragraph" style:parent-style-name="Standard" style:master-page-name="Standard">
      <style:paragraph-properties style:page-number="auto"/>
      <style:text-properties fo:font-size="14pt" fo:font-weight="bold" officeooo:rsid="00053d98" officeooo:paragraph-rsid="00053d98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officeooo:rsid="00053d98" officeooo:paragraph-rsid="0005abc2"/>
    </style:style>
    <style:style style:name="P9" style:family="paragraph" style:parent-style-name="Standard" style:list-style-name="L1">
      <style:text-properties officeooo:rsid="0006d530" officeooo:paragraph-rsid="000ace2f"/>
    </style:style>
    <style:style style:name="P10" style:family="paragraph" style:parent-style-name="Standard" style:list-style-name="L1">
      <style:text-properties officeooo:rsid="0005abc2" officeooo:paragraph-rsid="0005abc2"/>
    </style:style>
    <style:style style:name="P11" style:family="paragraph" style:parent-style-name="Standard">
      <style:text-properties officeooo:rsid="0005abc2" officeooo:paragraph-rsid="0005abc2"/>
    </style:style>
    <style:style style:name="P12" style:family="paragraph" style:parent-style-name="Standard">
      <style:text-properties style:font-name="Courier 10 Pitch" fo:font-size="10pt" officeooo:rsid="0005abc2" officeooo:paragraph-rsid="0005abc2" style:font-size-asian="10pt" style:font-size-complex="10pt"/>
    </style:style>
    <style:style style:name="P13" style:family="paragraph" style:parent-style-name="Standard">
      <style:text-properties style:font-name="Courier 10 Pitch" fo:font-size="10pt" style:text-underline-style="none" fo:font-weight="bold" officeooo:rsid="0005abc2" officeooo:paragraph-rsid="000ace2f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Nimbus Roman No9 L" fo:font-size="12pt" style:text-underline-style="none" fo:font-weight="normal" officeooo:rsid="0005abc2" officeooo:paragraph-rsid="000e3e5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628c" style:font-name="Monospace1" fo:font-size="10pt" style:font-size-asian="10pt"/>
    </style:style>
    <style:style style:name="T1" style:family="text">
      <style:text-properties officeooo:rsid="0005abc2"/>
    </style:style>
    <style:style style:name="T2" style:family="text">
      <style:text-properties officeooo:rsid="000ace2f"/>
    </style:style>
    <style:style style:name="T3" style:family="text">
      <style:text-properties officeooo:rsid="000e3e56"/>
    </style:style>
    <style:style style:name="T4" style:family="text">
      <style:text-properties officeooo:rsid="000fe0ca"/>
    </style:style>
    <style:style style:name="T5" style:family="text">
      <style:text-properties officeooo:rsid="00101d2f"/>
    </style:style>
    <style:style style:name="T6" style:family="text">
      <style:text-properties officeooo:rsid="001155cd"/>
    </style:style>
    <style:style style:name="T7" style:family="text">
      <style:text-properties officeooo:rsid="001269cb"/>
    </style:style>
    <style:style style:name="T8" style:family="text">
      <style:text-properties officeooo:rsid="00145245"/>
    </style:style>
    <style:style style:name="T9" style:family="text">
      <style:text-properties officeooo:rsid="001534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dd <text:span text:style-name="T2">User Roles</text:span></text:p>
      <text:p text:style-name="P1"/>
      <text:list xml:id="list1443925601" text:style-name="L1">
        <text:list-item>
          <text:p text:style-name="P9"><text:span text:style-name="T2">Add a role field to the users table (current allowed values: admin, user.)</text:span></text:p>
        </text:list-item>
        <text:list-item>
          <text:p text:style-name="P8"><text:span text:style-name="T1">Admins can do anything.</text:span></text:p>
        </text:list-item>
        <text:list-item>
          <text:p text:style-name="P10">Users can't – edit/destroy from any existing table, run load_dims/facts/aggregates/indices/data,</text:p>
        </text:list-item>
      </text:list>
      <text:p text:style-name="P11"/>
      <text:p text:style-name="P11"/>
      <text:p text:style-name="P11">Task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<text:span text:style-name="T2">Add</text:span> <text:span text:style-name="T2">role to</text:span> user </text:p>
            <text:p text:style-name="P2">model</text:p>
          </table:table-cell>
          <table:table-cell table:style-name="Table1.A1" office:value-type="string">
            <text:p text:style-name="P14"><text:span text:style-name="T3">Verify that “role” is not a special AuthLogic field.</text:span></text:p>
            <text:p text:style-name="P13"><text:span text:style-name="T1"/></text:p>
            <text:p text:style-name="P13"><text:span text:style-name="T1">rails generate migration </text:span><text:span text:style-name="T2">add_</text:span><text:span text:style-name="T4">role_to_</text:span><text:span text:style-name="T2">users role:string</text:span>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span text:style-name="T5">New method is_admin</text:span></text:p>
          </table:table-cell>
          <table:table-cell table:style-name="Table1.A2" office:value-type="string">
            <text:p text:style-name="P3"><text:span text:style-name="T5">Add new method “is_admin” to application_controller to see if a user is an admin.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span text:style-name="T5">Add before_filter for various controllers</text:span></text:p>
          </table:table-cell>
          <table:table-cell table:style-name="Table1.A2" office:value-type="string">
            <text:p text:style-name="P3"><text:span text:style-name="T5">Add before_filter :is_admin to: users_controller, system_configurations_controller, </text:span><text:span text:style-name="T6">load_aggs</text:span><text:span text:style-name="T5">_controller, </text:span><text:span text:style-name="T6">load_data</text:span><text:span text:style-name="T5">_controller, </text:span><text:span text:style-name="T6">load_dims</text:span><text:span text:style-name="T5">_controller, </text:span><text:span text:style-name="T6">load_facts</text:span><text:span text:style-name="T5">_controller, </text:span><text:span text:style-name="T6">load_indices</text:span><text:span text:style-name="T5">_controller </text:span><text:span text:style-name="T7">(for some use the :only =&gt; [:edit, :destroy, :new, :create] action.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<text:span text:style-name="T6">Modify certain views so <text:s/>new/edit/destroy are not available.</text:span></text:p>
          </table:table-cell>
          <table:table-cell table:style-name="Table1.A2" office:value-type="string">
            <text:p text:style-name="P5"><text:span text:style-name="T8">Aggregates, aggregate_details, dimensions, dimension_fields, facts, fact_fields, indices, reports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8">Modify main page to hide selections users can't make (if user)</text:span></text:p>
          </table:table-cell>
          <table:table-cell table:style-name="Table1.A2" office:value-type="string">
            <text:p text:style-name="P6"><text:span text:style-name="T9">system_configuration, users, load_dims, load_facts, load_aggs, load_indices, load_data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1"/>
      <text:p text:style-name="P12"><text:span text:style-name="T2"/></text:p>
      <text:p text:style-name="P12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/>
    <style:font-face style:name="OpenSymbol" svg:font-family="OpenSymbol"/>
    <style:font-face style:name="Monospace1" svg:font-family="Monospace" style:font-family-generic="roman"/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Buxton</meta:initial-creator>
    <meta:creation-date>2010-03-28T09:22:47</meta:creation-date>
    <meta:generator>LibreOffice/3.6$Linux_X86_64 LibreOffice_project/360m1$Build-2</meta:generator>
    <dc:date>2014-02-11T14:19:38</dc:date>
    <dc:creator>Ken Buxton</dc:creator>
    <meta:editing-duration>PT6H14M30S</meta:editing-duration>
    <meta:editing-cycles>10</meta:editing-cycles>
    <meta:document-statistic meta:table-count="1" meta:image-count="0" meta:object-count="0" meta:page-count="1" meta:paragraph-count="17" meta:word-count="131" meta:character-count="1053" meta:non-whitespace-character-count="940"/>
  </office:meta>
</office:document-meta>
</file>